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ff808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4.8cm" svg:height="13.6cm" svg:x="2.6cm" svg:y="4cm">
          <text:p/>
        </draw:rect>
        <draw:rect draw:style-name="gr2" draw:text-style-name="P3" draw:layer="layout" svg:width="24.2cm" svg:height="4.2cm" svg:x="2.9cm" svg:y="4.3cm">
          <text:p text:style-name="P2"><text:span text:style-name="T1">&lt;header&gt;</text:span></text:p>
        </draw:rect>
        <draw:rect draw:style-name="gr2" draw:text-style-name="P5" draw:layer="layout" svg:width="24.2cm" svg:height="8.5cm" svg:x="2.9cm" svg:y="8.8cm">
          <text:p text:style-name="P4">&lt;div#main&gt;</text:p>
        </draw:rect>
        <draw:rect draw:style-name="gr3" draw:text-style-name="P3" draw:layer="layout" svg:width="20.8cm" svg:height="1cm" svg:x="6cm" svg:y="4.6cm">
          <text:p text:style-name="P1"><text:span text:style-name="T1">&lt;h1&gt;Falschparker-Karte&lt;/h1&gt;</text:span></text:p>
        </draw:rect>
        <draw:rect draw:style-name="gr3" draw:text-style-name="P3" draw:layer="layout" svg:width="20.8cm" svg:height="1cm" svg:x="6cm" svg:y="5.8cm">
          <text:p text:style-name="P1"><text:span text:style-name="T1">&lt;div#ico&gt; Icons</text:span></text:p>
        </draw:rect>
        <draw:rect draw:style-name="gr3" draw:text-style-name="P3" draw:layer="layout" svg:width="20.8cm" svg:height="1cm" svg:x="6cm" svg:y="7cm">
          <text:p text:style-name="P1"><text:span text:style-name="T1">Untermenü &lt;div#hotspots&gt; &lt;div#menu&gt; &lt;div#report&gt; &lt;div#controls&gt; &lt;div#share&gt; max. 1 sichtbar</text:span></text:p>
        </draw:rect>
        <draw:rect draw:style-name="gr3" draw:text-style-name="P3" draw:layer="layout" svg:width="8.7cm" svg:height="6.7cm" svg:x="6cm" svg:y="9.2cm">
          <text:p text:style-name="P1"><text:span text:style-name="T1">&lt;div#mapid&gt;</text:span></text:p>
        </draw:rect>
        <draw:rect draw:style-name="gr3" draw:text-style-name="P3" draw:layer="layout" svg:width="8.7cm" svg:height="7.9cm" svg:x="18.1cm" svg:y="9.2cm">
          <text:p text:style-name="P1"><text:span text:style-name="T1">&lt;div#content&gt;</text:span></text:p>
        </draw:rect>
        <draw:frame draw:style-name="gr4" draw:text-style-name="P6" draw:layer="layout" svg:width="2.246cm" svg:height="1.199cm" svg:x="15.254cm" svg:y="13cm">
          <draw:text-box>
            <text:p text:style-name="P6"><text:span text:style-name="T1">entweder</text:span></text:p>
            <text:p text:style-name="P3"><text:span text:style-name="T1">oder</text:span></text:p>
          </draw:text-box>
        </draw:frame>
        <draw:rect draw:style-name="gr3" draw:text-style-name="P3" draw:layer="layout" svg:width="8.7cm" svg:height="0.9cm" svg:x="6cm" svg:y="16.2cm">
          <text:p text:style-name="P1"><text:span text:style-name="T1">&lt;footer&gt; Counter oder Detail-Infos</text:span></text:p>
        </draw:rect>
        <draw:frame draw:style-name="gr4" draw:layer="layout" svg:width="13.257cm" svg:height="0.963cm" svg:x="2.5cm" svg:y="2.2cm">
          <draw:text-box>
            <text:p>Falschparker-Karte - Document Object Model</text:p>
          </draw:text-box>
        </draw:frame>
        <draw:frame draw:style-name="gr4" draw:text-style-name="P6" draw:layer="layout" svg:width="4.782cm" svg:height="0.725cm" svg:x="22.7cm" svg:y="18.6cm">
          <draw:text-box>
            <text:p text:style-name="P6"><text:span text:style-name="T1">Heiko Zelt, 07.07.20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i </meta:initial-creator>
    <meta:creation-date>2020-07-07T11:03:21.79</meta:creation-date>
    <dc:date>2020-07-07T11:24:14.63</dc:date>
    <dc:creator>Hi </dc:creator>
    <meta:editing-duration>PT5M42S</meta:editing-duration>
    <meta:editing-cycles>2</meta:editing-cycles>
    <meta:generator>OpenOffice/4.1.1$Win32 OpenOffice.org_project/411m6$Build-9775</meta:generator>
    <meta:document-statistic meta:object-count="12"/>
  </office:meta>
</office:document-meta>
</file>